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Ex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Ext( Optional &lt; UserExt &gt; 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Test3.test_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Ext.setValue( Optional &lt; Integer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